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erif"/>
    <style:font-face style:name="Times" svg:font-family="Times, serif"/>
    <style:font-face style:name="verdana" svg:font-family="verdana, arial, helvetica,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style:font-name="Times New Roman" fo:font-size="12pt" style:font-size-asian="12pt" style:font-size-complex="12pt"/>
    </style:style>
    <style:style style:name="T1" style:family="text">
      <style:text-properties fo:font-variant="normal" fo:text-transform="none" fo:color="#000000" style:font-name="verdana" fo:font-size="9pt" fo:letter-spacing="normal" fo:font-style="normal" fo:font-weight="normal"/>
    </style:style>
    <style:style style:name="T2" style:family="text">
      <style:text-properties fo:font-variant="normal" fo:text-transform="none" fo:color="#000000" style:font-name="verdana" fo:letter-spacing="normal" fo:font-style="normal" fo:font-weight="normal"/>
    </style:style>
    <style:style style:name="T3" style:family="text">
      <style:text-properties fo:font-variant="normal" fo:text-transform="none" fo:color="#000000" fo:font-size="9pt" fo:letter-spacing="normal" fo:font-style="normal"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formatique 2ème année<text:tab/><text:tab/><text:tab/><text:tab/><text:tab/><text:tab/><text:tab/><text:tab/><text:tab/>2014/2015</text:p>
      <text:p text:style-name="Standard"/>
      <text:p text:style-name="P2">Theme : Sécurité des systèmes d'information (1ère partie)</text:p>
      <text:p text:style-name="P2">Les risques</text:p>
      <text:p text:style-name="P1"/>
      <text:p text:style-name="Standard"/>
      <text:p text:style-name="Standard"/>
      <text:p text:style-name="Standard"/>
      <text:p text:style-name="Standard">1)</text:p>
      <text:p text:style-name="Standard"/>
      <text:p text:style-name="Standard"/>
      <text:p text:style-name="Standard">2)</text:p>
      <text:p text:style-name="Standard">A) Le cloud computing créé des problèmes liés à l'identité numérique, des problèmes d'espionnages.</text:p>
      <text:p text:style-name="Standard">Il y a aussi un problème de féodalisation du net ou les petits utilisateurs doivent avoir des comptes pour utiliser les différents cloud. Il y a aussi des problèmes par rapport au respect de la vie privée</text:p>
      <text:p text:style-name="Standard">Autres problèmes : Dispertion des données et lois internationales relatives au respect de la vie privée, attraction des hackers, possibilité d'interruptions massives de service.</text:p>
      <text:p text:style-name="Standard">On peut prendre l'exemple des photos de stars qui ont été volé du cloud d'Apple</text:p>
      <text:p text:style-name="Standard"/>
      <text:p text:style-name="P3">B)<text:span text:style-name="T5">La mise en place de services de cloud computing comporte des risques au regard de la sécurité et de sécurisation des données. En effet, l’accès aux données et aux applications est réalisé entre le client et la multiplicité des serveurs distants. Ce risque se trouve donc amplifié par la mutualisation des serveurs et par la délocalisation de ceux-ci.</text:span> </text:p>
      <text:p text:style-name="P3"><text:span text:style-name="T5"/></text:p>
      <text:p text:style-name="P3"><text:span text:style-name="T5"/></text:p>
      <text:p text:style-name="P3"><text:span text:style-name="T5">C) Pour pallier les risques précédemment évoqués, il conviendra d’un point de vue général de mettre en place, comme dans le cadre de tout projet d’externalisation, une convention de niveau de service, également appelée « </text:span><text:span text:style-name="Emphasis"><text:span text:style-name="T5">SLA</text:span></text:span><text:span text:style-name="T4"> </text:span><text:span text:style-name="T5">» (pour « </text:span><text:span text:style-name="Emphasis"><text:span text:style-name="T5">Service Level Agreement</text:span></text:span><text:span text:style-name="T4"> </text:span><text:span text:style-name="T5">»), permettant au client d’obtenir du prestataire une qualité de service convenue contractuellement.</text:span> </text:p>
      <text:p text:style-name="Standard"/>
      <text:p text:style-name="Standard"/>
      <text:p text:style-name="Standard">3)</text:p>
      <text:p text:style-name="Standard">A) La crise économique serait la cause principale de la hausse de la cybercriminalité</text:p>
      <text:p text:style-name="Standard"/>
      <text:p text:style-name="Standard">B) -Attaque sony :Un groupe de pirate a attaqué sans but précis et à volé des documents confidentiels et des comptes Twitter</text:p>
      <text:p text:style-name="Standard">-Attaque Domino's Pizza : Un groupe de hackeur a attaqué pour avoir une rançon et menace de publier les données qu'ils ont volé.</text:p>
      <text:p text:style-name="Standard">-Attaque Etat américain : Cyberattaque qui consiste à voler des données sur la maison Blanche</text:p>
      <text:p text:style-name="Standard">-Attaque Helicopters : Cyberattaque des Etats-Unis envers Airbus Helicopters afin d'espionner.</text:p>
      <text:p text:style-name="Standard"/>
      <text:p text:style-name="Standard">Toutes ces attaques permettent un vol de données, ce qui est le plus gros problème des cloud.</text:p>
      <text:p text:style-name="Standard"/>
      <text:p text:style-name="Standard"/>
      <text:p text:style-name="Standard"/>
      <text:p text:style-name="Standard"/>
      <text:p text:style-name="Standard"/>
      <text:p text:style-name="Standard"><text:a xlink:type="simple" xlink:href="http://www.contrepoints.org/2013/01/29/112955-le-cloud-une-nuee-de-problemes-strategiques-dans-un-monde-incertain" text:style-name="Internet_20_link" text:visited-style-name="Visited_20_Internet_20_Link">http://www.contrepoints.org/2013/01/29/112955-le-cloud-une-nuee-de-problemes-strategiques-dans-un-monde-incertain</text:a></text:p>
      <text:p text:style-name="Standard"/>
      <text:p text:style-name="Standard"><text:soft-page-break/><text:a xlink:type="simple" xlink:href="http://www.channelnews.fr/accueil/en-bref/101-actualite-des-societes/1460-la-crise-financiere-entraine-la-croissance-de-la-cybercriminalite.html" text:style-name="Internet_20_link" text:visited-style-name="Visited_20_Internet_20_Link">http://www.channelnews.fr/accueil/en-bref/101-actualite-des-societes/1460-la-crise-financiere-entraine-la-croissance-de-la-cybercriminalite.html</text:a></text:p>
      <text:p text:style-name="Standard"/>
      <text:p text:style-name="Standard"><text:a xlink:type="simple" xlink:href="http://www.murielle-cahen.com/publications/p_cloud.asp" text:style-name="Internet_20_link" text:visited-style-name="Visited_20_Internet_20_Link">http://www.murielle-cahen.com/publications/p_cloud.asp</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erif"/>
    <style:font-face style:name="Times" svg:font-family="Times, serif"/>
    <style:font-face style:name="verdana" svg:font-family="verdana, arial, helvetica,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Coudray – Ugo – Groupe B<text:tab/>Droit</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01T15:55:47.11</meta:creation-date>
    <dc:date>2014-12-01T16:48:18.24</dc:date>
    <meta:editing-duration>PT52M29S</meta:editing-duration>
    <meta:editing-cycles>19</meta:editing-cycles>
    <meta:generator>OpenOffice/4.1.0$Win32 OpenOffice.org_project/410m18$Build-9764</meta:generator>
    <meta:document-statistic meta:table-count="0" meta:image-count="0" meta:object-count="0" meta:page-count="2" meta:paragraph-count="22" meta:word-count="332" meta:character-count="2344"/>
  </office:meta>
</office:document-meta>
</file>